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3" style:family="paragraph" style:parent-style-name="Standard">
      <style:text-properties style:font-name="Calibri" fo:font-size="14pt" style:font-size-asian="14pt" style:font-size-complex="14pt"/>
    </style:style>
    <style:style style:name="P4" style:family="paragraph" style:parent-style-name="Standard">
      <style:paragraph-properties fo:text-align="start" style:justify-single-word="false"/>
      <style:text-properties style:font-name="Calibri" fo:font-size="14pt" fo:font-weight="normal" style:font-size-asian="12.25pt" style:font-weight-asian="normal" style:font-size-complex="14pt" style:font-weight-complex="normal"/>
    </style:style>
    <style:style style:name="P5" style:family="paragraph" style:parent-style-name="Standard">
      <style:paragraph-properties fo:line-height="150%" fo:text-align="start" style:justify-single-word="false"/>
      <style:text-properties style:font-name="Calibri" fo:font-size="20pt" style:font-size-asian="20pt" style:font-size-complex="20pt"/>
    </style:style>
    <style:style style:name="P6" style:family="paragraph" style:parent-style-name="Standard">
      <style:paragraph-properties fo:line-height="150%" fo:text-align="start" style:justify-single-word="false"/>
      <style:text-properties style:font-name="Calibri" fo:font-size="16pt" fo:font-weight="bold" style:font-size-asian="16pt" style:font-weight-asian="bold" style:font-size-complex="16pt" style:font-weight-complex="bold"/>
    </style:style>
    <style:style style:name="P7" style:family="paragraph" style:parent-style-name="Text_20_body">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8" style:family="paragraph" style:parent-style-name="Text_20_body">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P9" style:family="paragraph" style:parent-style-name="Text_20_body">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font-name="Calibri" fo:font-size="14pt" fo:font-weight="bold" style:font-size-asian="12.25pt" style:font-weight-asian="bold" style:font-size-complex="14pt" style:font-weight-complex="bold"/>
    </style:style>
    <style:style style:name="T3" style:family="text">
      <style:text-properties style:font-name="Calibri"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4pt" fo:font-weight="bold" style:font-size-asian="12.25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TIETORAKENTEIDEN HARJOITUSTYÖ</text:span><text:span text:style-name="T5"> <text:s text:c="2"/>Elokuu 2012</text:span></text:p>
      <text:p text:style-name="P6">Testausdokumentti</text:p>
      <text:p text:style-name="P2">Tekijä: <text:s/><text:span text:style-name="T1">Juho Eskelinen (013466770)</text:span></text:p>
      <text:p text:style-name="P4"><text:tab/><text:tab/>Helsingin yliopisto - Tietojenkäsittelytieteen laitos</text:p>
      <text:p text:style-name="Standard"><text:span text:style-name="T2">Ohjaaja: </text:span><text:span text:style-name="T3">Kristiina Paloheimo</text:span></text:p>
      <text:p text:style-name="P3"/>
      <text:p text:style-name="P7">Testauksen kattavuus:</text:p>
      <text:p text:style-name="P8">Kaikki algoritmit on testattu, mutta kaikkia implementaatioita ei yksinään. Suuri osa matriisioperaatioista on vain saman toistoa, jolloin vain muuttujien tyyppiä on vaihdettu ja ihmisen mielenkiinto on rajallinen. Useissa metodeissa on myös koko metodin rungon kattava try-catch-rakennen null:n varalta, joten näiden tulos on varsin selvä. Testaus painottuu erikoistapauksiin ja numeeriset arvot tarkistetaan muutamalla esimerkillä.</text:p>
      <text:p text:style-name="P8">LU-hajotelmien testaaminen on tehty lähinnä lähdemateriaalista löytyneiden esimerkkien kautta. Tulokset voivat riippua toteutuksen yksityiskohdista, joten ulkoisten esimerkkien käyttäminen ei välttämättä tuota samoja tuloksia. Hajotelman sovellusten testaaminen on helpompaa.</text:p>
      <text:p text:style-name="P8"/>
      <text:p text:style-name="P7">Matriisikertolaskun aikatesti:</text:p>
      <text:p text:style-name="P8">Luokka Kertolaskutestit sisältää main-metodin, jonka avulla voi testata itse transpoosin ottamisen vaikutusta matriisikertolaskun nopeut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2-09-02T21:23:18.20" text:fixed="true">02.09.12</text:date></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2T23:24:55.29</meta:creation-date>
    <dc:date>2012-09-02T23:32:21.21</dc:date>
    <meta:editing-duration>PT1H21M16S</meta:editing-duration>
    <meta:editing-cycles>8</meta:editing-cycles>
    <meta:generator>LibreOffice/3.3$Win32 LibreOffice_project/330m19$Build-202</meta:generator>
    <meta:document-statistic meta:table-count="0" meta:image-count="0" meta:object-count="0" meta:page-count="1" meta:paragraph-count="12" meta:word-count="117" meta:character-count="1086"/>
  </office:meta>
</office:document-meta>
</file>